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  <style:text-properties fo:language="en" fo:country="US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leeping bag</text:p>
          </table:table-cell>
          <table:table-cell/>
          <table:table-cell table:style-name="ce7" office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az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n analog gam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la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ug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enknif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rinking bott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scue 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Fire extinguisher if possib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PS</text:p>
          </table:table-cell>
          <table:table-cell table:number-columns-repeated="102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21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21:48:15</dc:date>
    <meta:editing-duration>PT2H38M31S</meta:editing-duration>
    <meta:editing-cycles>44</meta:editing-cycles>
    <meta:generator>LibreOffice/3.3$Linux LibreOffice_project/330m19$Build-202</meta:generator>
    <dc:creator>orange </dc:creator>
    <meta:document-statistic meta:table-count="3" meta:cell-count="79" meta:object-count="0"/>
  </office:meta>
</office:document-meta>
</file>